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15c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115c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تِّي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تِّينِ وَالزَّيْتُونِ </text:span><text:span text:style-name="T3">(1)</text:span><text:span text:style-name="T2"> وَطُورۣ سِينِينَ </text:span><text:span text:style-name="T3">(2)</text:span><text:span text:style-name="T2"> وَهَـٰذَا </text:span><text:span text:style-name="T5">۰</text:span><text:span text:style-name="T2">لْبَلَدِ </text:span><text:span text:style-name="T5">۱</text:span><text:span text:style-name="T2">لاَمِينِ </text:span><text:span text:style-name="T3">(3)</text:span><text:span text:style-name="T2"> لَقَدْ خَلَقْنَا </text:span><text:span text:style-name="T5">۰</text:span><text:span text:style-name="T2">لِانسَـٰنَ فِىٓ أَحْسَــنۣ تَقْوۣيمٍ </text:span><text:span text:style-name="T3">(4)</text:span><text:span text:style-name="T2"> ثُمَّ رَدَدْنَـٰهُ أَسْفَلَ سَـٰفِلِينَ </text:span><text:span text:style-name="T3">(5)</text:span><text:span text:style-name="T2"> إِلاَّ </text:span><text:span text:style-name="T5">۰</text:span><text:span text:style-name="T2">لذِيــنَ ءَامَنُواْ وَعَمِلُواْ </text:span><text:span text:style-name="T5">۴</text:span><text:span text:style-name="T2">ڤصَّـٰڤِحَـٰتِ فَلَهُمُ; أَجْر٘ غَيْرُ مَمْنُونٍؐ </text:span><text:span text:style-name="T3">(6)</text:span><text:span text:style-name="T2"> فَمَا يُكَذِّبُكَ بَعْدُ بِالدِّينِؐ </text:span><text:span text:style-name="T3">(7)</text:span><text:span text:style-name="T2"> أَلَيْــسَ </text:span><text:span text:style-name="T5">۰</text:span><text:span text:style-name="T2">للَّهُ بِأَحْكَمِ </text:span><text:span text:style-name="T5">۱</text:span><text:span text:style-name="T2">لْحَـٰكِمِينَ </text:span><text:span text:style-name="T3">(8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3:33.201148561</meta:creation-date>
    <dc:date>2025-03-03T14:43:39.637616784</dc:date>
    <meta:editing-duration>PT9S</meta:editing-duration>
    <meta:editing-cycles>1</meta:editing-cycles>
    <meta:document-statistic meta:table-count="0" meta:image-count="0" meta:object-count="0" meta:page-count="1" meta:paragraph-count="2" meta:word-count="48" meta:character-count="273" meta:non-whitespace-character-count="226"/>
    <meta:generator>LibreOffice/24.8.2.1$Linux_X86_64 LibreOffice_project/0f794b6e29741098670a3b95d60478a65d05ef13</meta:generator>
  </office:meta>
</office:document-meta>
</file>